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ee6" officeooo:paragraph-rsid="000fbe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resse GitHub Mathias Marmeuse :</text:p>
      <text:p text:style-name="P1"/>
      <text:p text:style-name="P1">https://github.com/MathiasMarmeuse?tab=repositori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0T13:40:42.586000000</meta:creation-date>
    <dc:date>2021-09-20T13:45:01.016000000</dc:date>
    <meta:editing-duration>PT3M4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" meta:word-count="6" meta:character-count="84" meta:non-whitespace-character-count="80"/>
  </office:meta>
</office:document-meta>
</file>